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" svg:font-family="Poppins, sans-serif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000000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Heading_20_1">
      <style:paragraph-properties fo:line-height="115%" fo:text-align="center" style:justify-single-word="false"/>
      <style:text-properties fo:color="#000000" style:font-name="Liberation Sans" fo:font-size="14pt" fo:letter-spacing="0.02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paragraph-properties fo:line-height="115%" fo:text-align="center" style:justify-single-word="false"/>
      <style:text-properties fo:color="#000000" style:font-name="Liberation Sans" fo:font-size="12pt" fo:font-style="normal" style:text-underline-style="none" fo:font-weight="normal" officeooo:paragraph-rsid="000416e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style:font-name="Liberation Sans" fo:font-size="12pt" fo:letter-spacing="0.02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/>
      <style:text-properties fo:color="#000000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/>
      <style:text-properties fo:color="#212529" fo:letter-spacing="0.026cm" officeooo:paragraph-rsid="000416e6"/>
    </style:style>
    <style:style style:name="T1" style:family="text">
      <style:text-properties style:text-line-through-style="none" style:text-line-through-type="none" fo:letter-spacing="0.026cm" officeooo:rsid="000416e6" style:text-blinking="false" fo:background-color="transparent" loext:char-shading-value="0"/>
    </style:style>
    <style:style style:name="T2" style:family="text">
      <style:text-properties fo:color="#767676" fo:letter-spacing="0.026cm"/>
    </style:style>
    <style:style style:name="T3" style:family="text">
      <style:text-properties fo:color="#767676" style:font-name="Raleway" fo:letter-spacing="0.026cm" fo:font-weight="bold"/>
    </style:style>
    <style:style style:name="T4" style:family="text">
      <style:text-properties fo:color="#575555" style:text-line-through-style="none" style:text-line-through-type="none" fo:letter-spacing="0.026cm" style:text-underline-style="none" officeooo:rsid="000416e6" style:text-blinking="false" fo:background-color="transparent" loext:char-shading-value="0"/>
    </style:style>
    <style:style style:name="T5" style:family="text">
      <style:text-properties fo:color="#575555" style:text-line-through-style="none" style:text-line-through-type="none" fo:letter-spacing="0.026cm" style:text-underline-style="none" fo:font-weight="bold" officeooo:rsid="000416e6" style:text-blinking="false" fo:background-color="transparent" loext:char-shading-value="0"/>
    </style:style>
    <style:style style:name="T6" style:family="text">
      <style:text-properties fo:color="#575555" style:text-line-through-style="none" style:text-line-through-type="none" fo:letter-spacing="0.026cm" officeooo:rsid="000416e6" style:text-blinking="false" fo:background-color="transparent" loext:char-shading-value="0"/>
    </style:style>
    <style:style style:name="T7" style:family="text">
      <style:text-properties fo:color="#575555" style:text-line-through-style="none" style:text-line-through-type="none" style:font-name="Raleway" fo:letter-spacing="0.026cm" style:text-underline-style="none" fo:font-weight="bold" style:text-blinking="false" fo:background-color="transparent" loext:char-shading-value="0"/>
    </style:style>
    <style:style style:name="T8" style:family="text">
      <style:text-properties fo:color="#575555" style:text-line-through-style="none" style:text-line-through-type="none" style:font-name="Raleway" fo:letter-spacing="0.026cm" style:text-underline-style="none" fo:font-weight="bold" officeooo:rsid="000416e6" style:text-blinking="false" fo:background-color="transparent" loext:char-shading-value="0"/>
    </style:style>
    <style:style style:name="T9" style:family="text">
      <style:text-properties style:font-name="Raleway" fo:font-size="12pt" fo:font-style="normal" fo:font-weight="bold"/>
    </style:style>
    <style:style style:name="T10" style:family="text">
      <style:text-properties style:font-name="Raleway" fo:font-size="12pt" fo:font-style="normal" fo:font-weight="normal"/>
    </style:style>
    <style:style style:name="T11" style:family="text">
      <style:text-properties fo:font-style="normal"/>
    </style:style>
    <style:style style:name="T12" style:family="text">
      <style:text-properties fo:font-style="normal" fo:font-weight="normal"/>
    </style:style>
    <style:style style:name="T13" style:family="text">
      <style:text-properties fo:font-size="12pt" fo:font-style="normal" fo:font-weight="normal"/>
    </style:style>
    <style:style style:name="T14" style:family="text">
      <style:text-properties fo:font-size="12pt" fo:font-style="normal" fo:font-weight="bold"/>
    </style:style>
    <style:style style:name="T15" style:family="text">
      <style:text-properties fo:font-variant="normal" fo:text-transform="none" fo:color="#212529" style:font-name="Raleway" fo:font-size="12pt" fo:letter-spacing="0.026cm" fo:font-style="normal" fo:font-weight="bold"/>
    </style:style>
    <style:style style:name="T16" style:family="text">
      <style:text-properties fo:font-variant="normal" fo:text-transform="none" fo:color="#212529" style:font-name="Raleway" fo:font-size="12pt" fo:letter-spacing="0.026cm" fo:font-style="normal" fo:font-weight="normal"/>
    </style:style>
    <style:style style:name="T17" style:family="text">
      <style:text-properties fo:font-variant="normal" fo:text-transform="none" fo:color="#212529" fo:font-size="12pt" fo:letter-spacing="0.026cm" fo:font-style="normal" fo:font-weight="normal"/>
    </style:style>
    <style:style style:name="T18" style:family="text">
      <style:text-properties fo:font-variant="normal" fo:text-transform="none" fo:color="#212529" fo:letter-spacing="0.026cm"/>
    </style:style>
    <style:style style:name="T19" style:family="text">
      <style:text-properties fo:font-variant="normal" fo:text-transform="none" fo:color="#212529" fo:letter-spacing="0.026cm" fo:font-style="normal"/>
    </style:style>
    <style:style style:name="T20" style:family="text">
      <style:text-properties fo:font-variant="normal" fo:text-transform="none" fo:color="#212529" fo:letter-spacing="0.026cm" fo:font-style="normal" fo:font-weight="normal"/>
    </style:style>
    <style:style style:name="T21" style:family="text">
      <style:text-properties fo:font-variant="normal" fo:text-transform="none" fo:letter-spacing="0.026cm"/>
    </style:style>
    <style:style style:name="T22" style:family="text">
      <style:text-properties fo:font-variant="normal" fo:text-transform="none" fo:color="#000000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ans" fo:font-size="12pt" fo:font-style="normal" fo:font-weight="bold"/>
    </style:style>
    <style:style style:name="T24" style:family="text">
      <style:text-properties style:font-name="Liberation Sans" fo:font-size="12pt" fo:font-style="normal" fo:font-weight="bold" style:font-size-asian="12pt" style:font-size-complex="12pt"/>
    </style:style>
    <style:style style:name="T25" style:family="text">
      <style:text-properties style:font-name="Liberation Sans" fo:font-size="12pt" fo:font-style="normal" fo:font-weight="bold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fo:font-style="normal" style:font-size-asian="12pt" style:font-size-complex="12pt"/>
    </style:style>
    <style:style style:name="T27" style:family="text">
      <style:text-properties style:font-name="Liberation Sans" fo:font-size="12pt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" fo:font-style="normal" fo:font-weight="bold"/>
    </style:style>
    <style:style style:name="T34" style:family="text">
      <style:text-properties fo:color="#000000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T36" style:family="text">
      <style:text-properties fo:color="#000000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Venezuela convoca a la población a donar plasma de convalecientes de COVID-19</text:h>
      <text:p text:style-name="P3"><text:span text:style-name="T1">17 de marzo de 2021</text:span></text:p>
      <text:p text:style-name="P5"><text:span text:style-name="T21">El Gobierno nacional convoca a la población recuperada de la COVID-19 a donar plasma para ayudar a los pacientes que se encuentran en estados moderados y graves de la enfermedad.</text:span></text:p>
      <text:p text:style-name="P4">De acuerdo con el presidente de Quimbiotec, Gregorio Sánchez, es necesario aumentar las reservas de plasma de convalecientes de COVID-19 para mejorar e intensificar el tratamiento complementario contra el nuevo coronavirus.</text:p>
      <text:p text:style-name="P4">“El Protocolo de Uso de Plasma de Convalecientes, o inmunoterapia pasiva es el tratamiento con plasma extraído a personas recuperadas de esta enfermedad y se ha aplicado a pacientes con formas moderadas y graves en Venezuela”, manifestó.</text:p>
      <text:p text:style-name="P4">Sánchez exhortó a la ciudadanía interesada en donar plasma a comunicarse a través del número telefónico 0800-PLASMA-1.</text:p>
      <text:p text:style-name="P4">“Si superaste la COVID-19 y quieres donar tu plasma de convaleciente para salvar otras vidas llámanos. Es necesario la entrevista previa y si estás en la Gran Caracas puedes donar en los centros de atención: Quimbiotec, el Banco Municipal de Sangre Municipal y el Hospital Victorino Santaella”, manifestó.</text:p>
      <text:p text:style-name="P4">El presidente de Quimbiotec señaló que los potenciales donantes deben ser casos recuperados de COVID-19, es decir, que hayan tenido enfermedad confirmada por PCR.</text:p>
      <text:p text:style-name="P4">“Deben tener al menos dos semanas de haber egresado por alta médica preferentemente con un PCR negativo. Hombres entre 18 y 60 años de edad o mujeres que no hayan tenido embarazos. Además, que no tengan enfermedades que imposibiliten la donación”, indicó.</text:p>
      <text:p text:style-name="P4">Explicó que, luego de reunir estos criterios, se realizan los exámenes necesarios como una prueba serológica rápida de SARS-CoV-2, tipiaje y serologías para detectar enfermedades transmisibles por la sangre.</text:p>
      <text:p text:style-name="P4">“Finalmente, pasamos al proceso de plasmaféresis (proceso de extracción y separación de la parte líquida y sólida de la sangre) para ayudar a aquellas personas que aún luchan contra esta enfermedad en los distintos centros asistenciales del país. Cualquier pregunta o iniciativa comunicarse a través de quimbiotecdonaplasma@gmail.com, o al número 0800-PLASMA-1”, puntualizó.</text:p>
      <text:p text:style-name="P6"><text:span text:style-name="Strong_20_Emphasis"><text:span text:style-name="T22">Prensa Mincyt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" svg:font-family="Poppins, sans-serif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07:56:07.330720765</meta:creation-date>
    <dc:date>2021-03-17T07:57:58.439408400</dc:date>
    <meta:editing-duration>PT1M52S</meta:editing-duration>
    <meta:editing-cycles>2</meta:editing-cycles>
    <meta:generator>LibreOffice/6.0.7.3$Linux_x86 LibreOffice_project/00m0$Build-3</meta:generator>
    <meta:document-statistic meta:table-count="0" meta:image-count="0" meta:object-count="0" meta:page-count="1" meta:paragraph-count="12" meta:word-count="329" meta:character-count="2168" meta:non-whitespace-character-count="1851"/>
  </office:meta>
</office:document-meta>
</file>